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20ec15" officeooo:paragraph-rsid="0020ec15"/>
    </style:style>
    <style:style style:name="P2" style:family="paragraph" style:parent-style-name="Text_20_body">
      <style:text-properties officeooo:paragraph-rsid="001f794f"/>
    </style:style>
    <style:style style:name="P3" style:family="paragraph" style:parent-style-name="Heading_20_3">
      <style:paragraph-properties fo:text-align="center" style:justify-single-word="false"/>
      <style:text-properties officeooo:paragraph-rsid="001eecf3"/>
    </style:style>
    <style:style style:name="P4" style:family="paragraph" style:parent-style-name="Standard">
      <style:paragraph-properties fo:text-align="center" style:justify-single-word="false"/>
      <style:text-properties officeooo:paragraph-rsid="001eecf3"/>
    </style:style>
    <style:style style:name="P5" style:family="paragraph" style:parent-style-name="Text_20_body">
      <style:text-properties officeooo:paragraph-rsid="0024b43c"/>
    </style:style>
    <style:style style:name="P6" style:family="paragraph" style:parent-style-name="Heading_20_3">
      <style:text-properties officeooo:rsid="00261370"/>
    </style:style>
    <style:style style:name="P7" style:family="paragraph" style:parent-style-name="Text_20_body">
      <style:text-properties officeooo:rsid="002763c0" officeooo:paragraph-rsid="002763c0"/>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text-properties officeooo:rsid="002763c0" officeooo:paragraph-rsid="0026d35f"/>
    </style:style>
    <style:style style:name="P13" style:family="paragraph" style:parent-style-name="Text_20_body" style:list-style-name="L3"/>
    <style:style style:name="P14" style:family="paragraph" style:parent-style-name="Text_20_body" style:list-style-name="L3">
      <style:text-properties officeooo:paragraph-rsid="00277a9d"/>
    </style:style>
    <style:style style:name="T1" style:family="text">
      <style:text-properties fo:font-size="12pt" style:text-underline-style="none" officeooo:rsid="001f794f" style:font-size-asian="10.5pt" style:font-size-complex="12pt"/>
    </style:style>
    <style:style style:name="T2" style:family="text">
      <style:text-properties officeooo:rsid="0026d35f"/>
    </style:style>
    <style:style style:name="T3" style:family="text">
      <style:text-properties officeooo:rsid="00277a9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h text:style-name="P3" text:outline-level="3">Rapport SAE 1.03 - Initialisation d’un système</text:h>
      <text:h text:style-name="Heading_20_4" text:outline-level="4">I- La consigne</text:h>
      <text:p text:style-name="Text_20_body">Dans le cadre de cette première SAE, notre mission était d'installer un système d'exploitation et de configurer un environnement de travail destiné à réaliser des travaux pour différents cours, tels que Git, Python, SQL, Java, Bash et le développement web. Cet environnement devait également permettre l'exécution de plusieurs tâches, comme :</text:p>
      <text:list text:style-name="L1">
        <text:list-item>
          <text:p text:style-name="P9">Lancer un shell Bash,</text:p>
        </text:list-item>
        <text:list-item>
          <text:p text:style-name="P9">Exécuter du code Python,</text:p>
        </text:list-item>
        <text:list-item>
          <text:p text:style-name="P9">Synchroniser un projet sur GitHub via VSCode,</text:p>
        </text:list-item>
        <text:list-item>
          <text:p text:style-name="P9">Compiler et exécuter un programme Java,</text:p>
        </text:list-item>
        <text:list-item>
          <text:p text:style-name="P8">Utiliser Docker.</text:p>
        </text:list-item>
      </text:list>
      <text:p text:style-name="Text_20_body">Plusieurs options s'offraient à nous pour atteindre cet objectif : l'installation d'un système en dual boot avec Linux, l'utilisation d'une machine virtuelle ou l'utilisation de WSL2 (Windows Subsystem for Linux). J'ai personnellement choisi d'utiliser une machine virtuelle (VM), car mon ordinateur n'est pas suffisamment performant pour un dual boot, ce qui aurait rendu cette option difficile à gérer. Quant à WSL2, je n'ai pas approfondi cette solution. La VM s'est avérée être la solution la plus pratique, notamment parce qu'elle était déjà installée sur les ordinateurs de l'IUT.</text:p>
      <text:h text:style-name="Heading_20_4" text:outline-level="4">II- Présentation des résultats</text:h>
      <text:p text:style-name="Text_20_body">Une fois la décision prise d'utiliser une machine virtuelle, nous avons commencé à travailler sur la SAE. La première étape consistait à installer une distribution Linux sur la VM. J'ai opté pour <text:span text:style-name="Strong_20_Emphasis">Xubuntu</text:span>, car c'est la distribution utilisée à l'IUT, et je ne suis pas encore familier avec d'autres versions de Linux.</text:p>
      <text:p text:style-name="Text_20_body">Ensuite, nous devions installer les logiciels nécessaires pour nos différents cours, notamment :</text:p>
      <text:list text:style-name="L2">
        <text:list-item>
          <text:p text:style-name="P11"><text:span text:style-name="Strong_20_Emphasis">VS Code</text:span> : pour le développement en HTML, CSS, Python, Java et C#,</text:p>
        </text:list-item>
        <text:list-item>
          <text:p text:style-name="P11"><text:span text:style-name="Strong_20_Emphasis">LibreOffice</text:span> : pour la rédaction de comptes rendus et la gestion de documents,</text:p>
        </text:list-item>
        <text:list-item>
          <text:p text:style-name="P11"><text:span text:style-name="Strong_20_Emphasis">DB Browser</text:span> : pour la gestion des bases de données,</text:p>
        </text:list-item>
        <text:list-item>
          <text:p text:style-name="P10"><text:span text:style-name="Strong_20_Emphasis">Firefox</text:span> : pour la navigation Internet.</text:p>
        </text:list-item>
      </text:list>
      <text:p text:style-name="Text_20_body">Ce sont les principaux logiciels que j'ai réussi à installer dans le cadre de cette SAE.</text:p>
      <text:p text:style-name="Text_20_body">De plus, j'ai configuré avec succès mon compte GitHub dans VSCode, ce qui me permet de synchroniser mes projets et de récupérer des documents depuis n'importe quel endroit. J'ai également pu exécuter et compiler des programmes en Java, utiliser Docker pour la gestion des conteneurs, ainsi qu'exécuter du code Python.</text:p>
      <text:p text:style-name="P5">Une démonstration vidéo montrant l'exécution de ces différentes actions est incluse dans un fichier MKV joint à ce rapport. Je considère que j'ai respecté l'ensemble des consignes demandées dans difficultés rencontrées (et comment les avez-vous surmontées ?) ? cette SAE.</text:p>
      <text:h text:style-name="P6" text:outline-level="3"><text:soft-page-break/>III- Explication des démarches</text:h>
      <text:p text:style-name="Text_20_body"><text:span text:style-name="Strong_20_Emphasis">1. Installation de la VM :</text:span><text:line-break/>J'ai commencé par télécharger l'ISO de <text:span text:style-name="Strong_20_Emphasis">Xubuntu</text:span> que j'ai ensuite installé dans ma machine virtuelle (VM). L'exécution de l'ISO a suffi pour configurer correctement la VM.</text:p>
      <text:p text:style-name="Text_20_body"><text:span text:style-name="Strong_20_Emphasis">2. Installation et exécution de Docker :</text:span><text:line-break/>Pour tester si Docker était installé, j'ai exécuté la commande (docker run hello-world). Cela a produit une erreur, car Docker n'était pas encore installé. J'ai donc utilisé la commande (sudo snap install docker) pour l'installer.<text:line-break/>Une fois l'installation terminée, j'ai réessayé la commande (docker run hello-world), mais une erreur de permission est apparue. J'ai résolu ce problème en exécutant Docker en tant qu'administrateur avec la commande (sudo docker run hello-world), ce qui a permis de faire fonctionner correctement Docker.</text:p>
      <text:p text:style-name="Text_20_body"><text:span text:style-name="Strong_20_Emphasis">3. Exécution de Python :</text:span><text:line-break/>Pour exécuter Python, j'ai simplement tapé la commande (python3) dans un shell, ce qui a ouvert l'interpréteur Python dans le terminal. Ensuite, j'ai tapé la commande (print("Hello World")) pour afficher "Hello World" dans le terminal.</text:p>
      <text:p text:style-name="Text_20_body"><text:span text:style-name="Strong_20_Emphasis">4. Compilation et exécution de Java :</text:span><text:line-break/>Pour Java, j'ai d'abord créé un fichier nommé <text:span text:style-name="Strong_20_Emphasis">Executable.java</text:span>. Ensuite, dans le terminal, j'ai tenté de le compiler avec la commande (javac Executable.java), mais une erreur s'est produite car <text:span text:style-name="T2">javac</text:span> n'était pas installé. J'ai donc dû installer le compilateur Java avec la commande adéquate (à préciser). Une fois installé, la commande (javac Executable.java) n'a pas produit de sortie visible, mais a bien compilé le fichier en arrière-plan. Pour terminer, j'ai exécuté le fichier Java avec la commande (java Executable), qui a renvoyé "Hello World".</text:p>
      <text:p text:style-name="P12"><text:span text:style-name="Strong_20_Emphasis">5. Installation des différentes applications :</text:span></text:p>
      <text:list text:style-name="L3">
        <text:list-item>
          <text:p text:style-name="P13"><text:span text:style-name="Strong_20_Emphasis">LibreOffice :</text:span><text:line-break/>Pour installer LibreOffice, j'ai utilisé la commande suivante (sudo apt install libreoffice).</text:p>
        </text:list-item>
        <text:list-item>
          <text:p text:style-name="P14"><text:span text:style-name="Strong_20_Emphasis">VS Code :</text:span><text:line-break/>Pour installer Visual Studio Code, j'ai utilisé la commande suivante (sudo snap install <text:s text:c="9"/>--<text:span text:style-name="T3">c</text:span>lassic code).</text:p>
        </text:list-item>
        <text:list-item>
          <text:p text:style-name="P13"><text:span text:style-name="Strong_20_Emphasis">DB Browser for SQLite :</text:span><text:line-break/>Pour installer DB Browser, j'ai utilisé la commande suivante (sudo apt install sqlitebrowser).</text:p>
        </text:list-item>
        <text:list-item>
          <text:p text:style-name="P13"><text:span text:style-name="Strong_20_Emphasis">Firefox :</text:span><text:line-break/>Firefox étant souvent installé par défaut sur les distributions Linux, mais si besoin, la commande pour l'installer est (sudo apt install firefox).</text:p>
        </text:list-item>
      </text:list>
      <text:p text:style-name="P12"/>
      <text:p text:style-name="P7"/>
      <text:p text:style-name="P4"/>
      <text:p text:style-name="P2"><text:soft-page-break/><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0ec15" officeooo:paragraph-rsid="0020ec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illet Louis<text:tab/><text:tab/>SAE 1.03 </text:p>
        <text:p text:style-name="MP1">Classe : 13B</text:p>
        <text:p text:style-name="MP1">Année : 2024-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3:50:16.483483197</meta:creation-date>
    <dc:date>2024-10-01T16:20:09.403323298</dc:date>
    <meta:editing-duration>PT1H46M5S</meta:editing-duration>
    <meta:editing-cycles>6</meta:editing-cycles>
    <meta:generator>LibreOffice/24.2.5.2$Linux_X86_64 LibreOffice_project/420$Build-2</meta:generator>
    <meta:document-statistic meta:table-count="0" meta:image-count="0" meta:object-count="0" meta:page-count="3" meta:paragraph-count="32" meta:word-count="746" meta:character-count="4747" meta:non-whitespace-character-count="4036"/>
  </office:meta>
</office:document-meta>
</file>